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9000000CB2D67BA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 style:master-page-name="First_20_Page">
      <style:table-properties style:width="18.002cm" fo:margin-top="0cm" fo:margin-bottom="0cm" style:page-number="auto" table:align="margins"/>
    </style:style>
    <style:style style:name="Table9.A" style:family="table-column">
      <style:table-column-properties style:column-width="2.247cm" style:rel-column-width="8180*"/>
    </style:style>
    <style:style style:name="Table9.B" style:family="table-column">
      <style:table-column-properties style:column-width="7.539cm" style:rel-column-width="27444*"/>
    </style:style>
    <style:style style:name="Table9.C" style:family="table-column">
      <style:table-column-properties style:column-width="3.261cm" style:rel-column-width="11872*"/>
    </style:style>
    <style:style style:name="Table9.D" style:family="table-column">
      <style:table-column-properties style:column-width="4.955cm" style:rel-column-width="18039*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101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507cm" style:rel-column-width="20045*"/>
    </style:style>
    <style:style style:name="Table6.B" style:family="table-column">
      <style:table-column-properties style:column-width="3.501cm" style:rel-column-width="12747*"/>
    </style:style>
    <style:style style:name="Table6.C" style:family="table-column">
      <style:table-column-properties style:column-width="4.501cm" style:rel-column-width="16390*"/>
    </style:style>
    <style:style style:name="Table6.D" style:family="table-column">
      <style:table-column-properties style:column-width="4.493cm" style:rel-column-width="16353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6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6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6.A4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6.B4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2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971cm" style:rel-column-width="14454*"/>
    </style:style>
    <style:style style:name="Tableau2.B" style:family="table-column">
      <style:table-column-properties style:column-width="2.379cm" style:rel-column-width="8662*"/>
    </style:style>
    <style:style style:name="Tableau2.C" style:family="table-column">
      <style:table-column-properties style:column-width="11.652cm" style:rel-column-width="42419*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2.2" style:family="table-row">
      <style:table-row-properties style:min-row-height="0.711cm" fo:keep-together="always"/>
    </style:style>
    <style:style style:name="Tableau2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2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2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3" style:family="table-row">
      <style:table-row-properties fo:keep-together="always"/>
    </style:style>
    <style:style style:name="Tableau2.B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Tableau2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4" style:family="table-row">
      <style:table-row-properties fo:keep-together="always"/>
    </style:style>
    <style:style style:name="Tableau2.B4" style:family="table-cell">
      <style:table-cell-properties style:vertical-align="middle" fo:padding="0.041cm" fo:border-left="0.5pt solid #000000" fo:border-right="0.5pt solid #000000" fo:border-top="1pt solid #000000" fo:border-bottom="0.5pt solid #000000"/>
    </style:style>
    <style:style style:name="Tableau2.C4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5" style:family="table-row">
      <style:table-row-properties fo:keep-together="always"/>
    </style:style>
    <style:style style:name="Tableau2.B5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5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6" style:family="table-row">
      <style:table-row-properties fo:keep-together="always"/>
    </style:style>
    <style:style style:name="Tableau2.A6" style:family="table-cell">
      <style:table-cell-properties style:vertical-align="middle" fo:background-color="#e4ecf7" fo:padding="0cm" fo:border-left="1pt solid #000000" fo:border-right="none" fo:border-top="none" fo:border-bottom="1pt solid #000000">
        <style:background-image/>
      </style:table-cell-properties>
    </style:style>
    <style:style style:name="Tableau2.B6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6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7" style:family="table-row">
      <style:table-row-properties fo:keep-together="always"/>
    </style:style>
    <style:style style:name="Tableau2.B7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7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8" style:family="table-row">
      <style:table-row-properties fo:background-color="transparent" fo:keep-together="always">
        <style:background-image/>
      </style:table-row-properties>
    </style:style>
    <style:style style:name="Tableau2.B8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2.C8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9" style:family="table-row">
      <style:table-row-properties fo:background-color="transparent" fo:keep-together="always">
        <style:background-image/>
      </style:table-row-properties>
    </style:style>
    <style:style style:name="Tableau2.C9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0" style:family="table-row">
      <style:table-row-properties fo:keep-together="always"/>
    </style:style>
    <style:style style:name="Tableau2.B10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0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1" style:family="table-row">
      <style:table-row-properties style:min-row-height="0.466cm" fo:keep-together="always"/>
    </style:style>
    <style:style style:name="Tableau2.B11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1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352cm" style:rel-column-width="23121*"/>
    </style:style>
    <style:style style:name="Tableau1.B" style:family="table-column">
      <style:table-column-properties style:column-width="11.65cm" style:rel-column-width="42414*"/>
    </style:style>
    <style:style style:name="Tableau1.1" style:family="table-row">
      <style:table-row-properties style:min-row-height="0.972cm" fo:keep-together="always"/>
    </style:style>
    <style:style style:name="Tableau1.A1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7" style:family="table">
      <style:table-properties style:width="18.002cm" fo:margin-top="0.199cm" fo:margin-bottom="0cm" table:align="margins"/>
    </style:style>
    <style:style style:name="Table7.A" style:family="table-column">
      <style:table-column-properties style:column-width="18.002cm" style:rel-column-width="65535*"/>
    </style:style>
    <style:style style:name="Table7.1" style:family="table-row">
      <style:table-row-properties style:row-height="2.092cm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Address_20_Cover">
      <style:text-properties officeooo:rsid="007de08f" officeooo:paragraph-rsid="007de08f"/>
    </style:style>
    <style:style style:name="P3" style:family="paragraph" style:parent-style-name="Address_20_Cover">
      <style:text-properties fo:font-size="6pt" style:font-size-asian="5.25pt" style:font-size-complex="6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Contact_20_Footer">
      <style:text-properties officeooo:paragraph-rsid="007a355c"/>
    </style:style>
    <style:style style:name="P6" style:family="paragraph" style:parent-style-name="Contact_20_Footer">
      <style:text-properties officeooo:paragraph-rsid="00785e98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 style:font-relief="none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1386d2" officeooo:paragraph-rsid="00111af5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26049b" officeooo:paragraph-rsid="0026049b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284e81" fo:font-size="16pt" fo:font-weight="bold" style:font-size-asian="16pt" style:font-weight-asian="bold" style:font-size-complex="16pt" style:font-weight-complex="bold" style:font-relief="embosse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7a355c" officeooo:paragraph-rsid="007a355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margin-top="0.049cm" fo:margin-bottom="0.049cm" style:contextual-spacing="false" fo:text-align="end" style:justify-single-word="false"/>
    </style:style>
    <style:style style:name="P17" style:family="paragraph" style:parent-style-name="Table_20_Contents">
      <style:paragraph-properties fo:margin-top="0.049cm" fo:margin-bottom="0.049cm" style:contextual-spacing="false"/>
      <style:text-properties fo:font-weight="bold" officeooo:rsid="0072cd00" style:font-weight-asian="bold" style:font-weight-complex="bold"/>
    </style:style>
    <style:style style:name="P18" style:family="paragraph" style:parent-style-name="Table_20_Contents">
      <style:paragraph-properties fo:margin-top="0.049cm" fo:margin-bottom="0.049cm" style:contextual-spacing="false"/>
      <style:text-properties fo:font-weight="bold" officeooo:rsid="0079556c" officeooo:paragraph-rsid="0079556c" style:font-weight-asian="bold" style:font-weight-complex="bold"/>
    </style:style>
    <style:style style:name="P19" style:family="paragraph" style:parent-style-name="Table_20_Contents">
      <style:paragraph-properties fo:margin-top="0.049cm" fo:margin-bottom="0.049cm" style:contextual-spacing="false" fo:text-align="end" style:justify-single-word="false"/>
      <style:text-properties officeooo:rsid="008036f6" officeooo:paragraph-rsid="008036f6"/>
    </style:style>
    <style:style style:name="P20" style:family="paragraph" style:parent-style-name="Table_20_Contents">
      <style:paragraph-properties fo:margin-top="0.049cm" fo:margin-bottom="0.101cm" style:contextual-spacing="false" fo:text-align="end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margin-top="0.049cm" fo:margin-bottom="0.101cm" style:contextual-spacing="false"/>
      <style:text-properties fo:font-weight="bold" officeooo:rsid="0070fdc8" officeooo:paragraph-rsid="000ad279" style:font-weight-asian="bold" style:font-weight-complex="bold"/>
    </style:style>
    <style:style style:name="P22" style:family="paragraph" style:parent-style-name="Table_20_Contents">
      <style:paragraph-properties fo:margin-top="0.049cm" fo:margin-bottom="0.101cm" style:contextual-spacing="false"/>
      <style:text-properties fo:font-weight="bold" officeooo:rsid="00769059" style:font-weight-asian="bold" style:font-weight-complex="bold"/>
    </style:style>
    <style:style style:name="P23" style:family="paragraph" style:parent-style-name="Table_20_References_20_Contents">
      <style:text-properties officeooo:rsid="0079556c" officeooo:paragraph-rsid="0079556c"/>
    </style:style>
    <style:style style:name="P24" style:family="paragraph" style:parent-style-name="Table_20_References_20_Contents">
      <style:paragraph-properties fo:text-align="start" style:justify-single-word="false"/>
      <style:text-properties fo:font-size="9pt" officeooo:rsid="00014d3b" officeooo:paragraph-rsid="0079556c" style:font-size-asian="9pt" style:font-size-complex="9pt"/>
    </style:style>
    <style:style style:name="P25" style:family="paragraph" style:parent-style-name="Standard">
      <style:text-properties fo:font-size="12pt" style:font-size-asian="10.5pt" style:font-size-complex="12pt"/>
    </style:style>
    <style:style style:name="P26" style:family="paragraph" style:parent-style-name="Standard">
      <style:text-properties officeooo:rsid="008a8333" officeooo:paragraph-rsid="008a8333"/>
    </style:style>
    <style:style style:name="T1" style:family="text">
      <style:text-properties officeooo:rsid="007a355c"/>
    </style:style>
    <style:style style:name="T2" style:family="text">
      <style:text-properties fo:language="zxx" fo:country="none"/>
    </style:style>
    <style:style style:name="T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LNG_GSO_City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$$companyFull$$" text:name="LNG_Name"/>
        <text:user-field-decl office:value-type="string" office:string-value="$$companyPhone$$" text:name="LNG_Contact_Phone"/>
        <text:user-field-decl office:value-type="string" office:string-value="$$companyAddress1$$" text:name="LNG_Address"/>
        <text:user-field-decl office:value-type="string" office:string-value="$$companyFax$$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$$activityProject$$" text:name="Project_Code"/>
        <text:user-field-decl office:value-type="string" office:string-value="1.0" text:name="Version_Number"/>
        <text:user-field-decl office:value-type="string" office:string-value="$$activityDate$$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$$activityLabel$$" text:name="Object_Name"/>
        <text:user-field-decl office:value-type="string" office:string-value="Compte Rendu d'Activités" text:name="Document_Title"/>
        <text:user-field-decl office:value-type="string" office:string-value="CNRS" text:name="Client_Name"/>
        <text:user-field-decl office:value-type="string" office:string-value="$$companySiret$$" text:name="LNG_Ref_Registration"/>
        <text:user-field-decl office:value-type="string" office:string-value="$$orderNumber$$" text:name="Order_Number"/>
      </text:user-field-decls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Table_20_References_20_Heading">CLIENT</text:p>
            </table:table-cell>
            <table:covered-table-cell/>
            <table:table-cell table:style-name="Table9.A1" table:number-columns-spanned="2" office:value-type="string" table:protected="true">
              <text:p text:style-name="Table_20_References_20_Heading">LINAGORA</text:p>
            </table:table-cell>
            <table:covered-table-cell/>
          </table:table-row>
        </table:table-header-rows>
        <table:table-row>
          <table:table-cell table:style-name="Table9.A2" office:value-type="string" table:protected="true">
            <text:p text:style-name="Table_20_References_20_Contents">Nom :</text:p>
          </table:table-cell>
          <table:table-cell table:style-name="Table9.B2" office:value-type="string">
            <text:p text:style-name="P23">$$customerCompany$$</text:p>
          </table:table-cell>
          <table:table-cell table:style-name="Table9.C2" office:value-type="string" table:protected="true">
            <text:p text:style-name="Table_20_References_20_Contents"><text:span text:style-name="T2">Responsable</text:span> :</text:p>
          </table:table-cell>
          <table:table-cell table:style-name="Table9.D2" office:value-type="string">
            <text:p text:style-name="P23">$$companyResponsible$$</text:p>
          </table:table-cell>
        </table:table-row>
        <table:table-row>
          <table:table-cell table:style-name="Table9.A3" office:value-type="string" table:protected="true">
            <text:p text:style-name="Table_20_References_20_Contents">Contact :</text:p>
          </table:table-cell>
          <table:table-cell table:style-name="Table9.B3" office:value-type="string">
            <text:p text:style-name="P23">$$customerContact$$</text:p>
          </table:table-cell>
          <table:table-cell table:style-name="Table9.C3" office:value-type="string" table:protected="true">
            <text:p text:style-name="Table_20_References_20_Contents">Intervenant :</text:p>
          </table:table-cell>
          <table:table-cell table:style-name="Table9.D3" office:value-type="string">
            <text:p text:style-name="P23">$$companyConsultant$$</text:p>
          </table:table-cell>
        </table:table-row>
        <table:table-row table:style-name="Table9.4">
          <table:table-cell table:style-name="Table9.A4" office:value-type="string" table:protected="true">
            <text:p text:style-name="Table_20_References_20_Contents">Adresse :</text:p>
          </table:table-cell>
          <table:table-cell table:style-name="Table9.B4" office:value-type="string">
            <text:p text:style-name="P23">$$customerAddress1$$</text:p>
            <text:p text:style-name="P24">$$customerAddress2$$</text:p>
          </table:table-cell>
          <table:table-cell table:style-name="Table9.C4" office:value-type="string" table:protected="true">
            <text:p text:style-name="Table_20_References_20_Contents">Signature :</text:p>
          </table:table-cell>
          <table:table-cell table:style-name="Table9.D4" office:value-type="string">
            <text:p text:style-name="Table_20_References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Référence du projet</text:p>
          </table:table-cell>
          <table:table-cell table:style-name="Table6.B1" office:value-type="string">
            <text:p text:style-name="P22"><text:user-field-input text:name="Project_Code" text:description="Code projet">$$activityProject$$</text:user-field-input></text:p>
          </table:table-cell>
          <table:table-cell table:style-name="Table6.C1" office:value-type="string">
            <text:p text:style-name="P20">Date du document</text:p>
          </table:table-cell>
          <table:table-cell table:style-name="Table6.D1" office:value-type="string">
            <text:p text:style-name="P21"><text:user-field-input text:name="Version_Date" text:description="Date du document">$$activityDate$$</text:user-field-input></text:p>
          </table:table-cell>
        </table:table-row>
        <table:table-row table:style-name="Table6.1">
          <table:table-cell table:style-name="Table6.A2" office:value-type="string">
            <text:p text:style-name="P16">Intitulé de la prestation</text:p>
          </table:table-cell>
          <table:table-cell table:style-name="Table6.B2" table:number-columns-spanned="3" office:value-type="string">
            <text:p text:style-name="P17"><text:user-field-input text:name="Object_Name" text:description="Intitulé de la prestation">$$activityLabel$$</text:user-field-input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9">Bon de commande</text:p>
          </table:table-cell>
          <table:table-cell table:style-name="Table6.B2" table:number-columns-spanned="3" office:value-type="string">
            <text:p text:style-name="P17"><text:user-field-get text:name="Order_Number">$$orderNumber$$</text:user-field-get></text:p>
          </table:table-cell>
          <table:covered-table-cell/>
          <table:covered-table-cell/>
        </table:table-row>
        <table:table-row table:style-name="Table6.1">
          <table:table-cell table:style-name="Table6.A4" office:value-type="string">
            <text:p text:style-name="P16">Nature de la mission</text:p>
          </table:table-cell>
          <table:table-cell table:style-name="Table6.B4" table:number-columns-spanned="3" office:value-type="string">
            <text:p text:style-name="P18">$$activityDescription$$</text:p>
          </table:table-cell>
          <table:covered-table-cell/>
          <table:covered-table-cell/>
        </table:table-row>
      </table:table>
      <text:p text:style-name="Standard"/>
      <text:section text:style-name="Sect1" text:name="Section1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13"><text:span text:style-name="T1">$$activityMonth$$</text:span> <text:span text:style-name="T1">$$activityYear$$</text:span> – Semaine <text:span text:style-name="T1">$$activityWeek$$</text:span></text:p>
              </table:table-cell>
            </table:table-row>
          </table:table-header-rows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office:value-type="string">
                <text:p text:style-name="P10">Jour</text:p>
              </table:table-cell>
              <table:table-cell table:style-name="Tableau2.B1" office:value-type="string">
                <text:p text:style-name="P10">½</text:p>
              </table:table-cell>
              <table:table-cell table:style-name="Tableau2.C1" office:value-type="string">
                <text:p text:style-name="P10">Activité</text:p>
              </table:table-cell>
            </table:table-row>
          </table:table-header-rows>
          <table:table-row table:style-name="Tableau2.2">
            <table:table-cell table:style-name="Tableau2.A2" table:number-rows-spanned="2" office:value-type="string">
              <text:p text:style-name="P9">$$day1$$</text:p>
            </table:table-cell>
            <table:table-cell table:style-name="Tableau2.B2" office:value-type="string">$$AM1$$</table:table-cell>
            <table:table-cell table:style-name="Tableau2.C3" table:number-rows-spanned="2" office:value-type="string">
              <text:p text:style-name="P12"/>
            </table:table-cell>
          </table:table-row>
          <table:table-row table:style-name="Tableau2.3">
            <table:covered-table-cell/>
            <table:table-cell table:style-name="Tableau2.B3" office:value-type="string">$$PM1$$</table:table-cell>
            <table:covered-table-cell/>
          </table:table-row>
          <table:table-row table:style-name="Tableau2.4">
            <table:table-cell table:style-name="Tableau2.A2" table:number-rows-spanned="2" office:value-type="string">
              <text:p text:style-name="P9">$$day2$$</text:p>
            </table:table-cell>
            <table:table-cell table:style-name="Tableau2.B4" office:value-type="string">$$AM2$$</table:table-cell>
            <table:table-cell table:style-name="Tableau2.C5" table:number-rows-spanned="2" office:value-type="string">
              <text:p text:style-name="P12"/>
            </table:table-cell>
          </table:table-row>
          <table:table-row table:style-name="Tableau2.5">
            <table:covered-table-cell/>
            <table:table-cell table:style-name="Tableau2.B5" office:value-type="string">$$PM2$$</table:table-cell>
            <table:covered-table-cell/>
          </table:table-row>
          <table:table-row table:style-name="Tableau2.6">
            <table:table-cell table:style-name="Tableau2.A6" table:number-rows-spanned="2" office:value-type="string">
              <text:p text:style-name="P14">$$day3$$</text:p>
            </table:table-cell>
            <table:table-cell table:style-name="Tableau2.B6" office:value-type="string">$$AM3$$</table:table-cell>
            <table:table-cell table:style-name="Tableau2.C7" table:number-rows-spanned="2" office:value-type="string">
              <text:p text:style-name="P11"/>
              <text:p text:style-name="P12"/>
            </table:table-cell>
          </table:table-row>
          <table:table-row table:style-name="Tableau2.7">
            <table:covered-table-cell/>
            <table:table-cell table:style-name="Tableau2.B7" office:value-type="string">$$PM3$$</table:table-cell>
            <table:covered-table-cell/>
          </table:table-row>
          <table:table-row table:style-name="Tableau2.8">
            <table:table-cell table:style-name="Tableau2.A6" table:number-rows-spanned="2" office:value-type="string">
              <text:p text:style-name="P14">$$day4$$</text:p>
            </table:table-cell>
            <table:table-cell table:style-name="Tableau2.B8" office:value-type="string">$$AM4$$</table:table-cell>
            <table:table-cell table:style-name="Tableau2.C9" table:number-rows-spanned="2" office:value-type="string">
              <text:p text:style-name="P12"/>
            </table:table-cell>
          </table:table-row>
          <table:table-row table:style-name="Tableau2.9">
            <table:covered-table-cell/>
            <table:table-cell table:style-name="Tableau2.B8" office:value-type="string">$$PM4$$</table:table-cell>
            <table:covered-table-cell/>
          </table:table-row>
          <table:table-row table:style-name="Tableau2.10">
            <table:table-cell table:style-name="Tableau2.A6" table:number-rows-spanned="2" office:value-type="string">
              <text:p text:style-name="P14">$$day5$$</text:p>
            </table:table-cell>
            <table:table-cell table:style-name="Tableau2.B10" office:value-type="string">$$AM5$$</table:table-cell>
            <table:table-cell table:style-name="Tableau2.C11" table:number-rows-spanned="2" office:value-type="string">
              <text:p text:style-name="P12"/>
            </table:table-cell>
          </table:table-row>
          <table:table-row table:style-name="Tableau2.11">
            <table:covered-table-cell/>
            <table:table-cell table:style-name="Tableau2.B11" office:value-type="string">$$PM5$$</table:table-cell>
            <table:covered-table-cell/>
          </table:table-row>
        </table:table>
        <text:p text:style-name="P25"/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P8">Total projet</text:p>
              </table:table-cell>
              <table:table-cell table:style-name="Tableau1.B1" office:value-type="string">
                <text:p text:style-name="P15">$$activityTotal$$</text:p>
              </table:table-cell>
            </table:table-row>
          </table:table-header-rows>
        </table:table>
        <table:table table:name="Table7" table:style-name="Table7">
          <table:table-column table:style-name="Table7.A"/>
          <text:soft-page-break/>
          <table:table-row table:style-name="Table7.1">
            <table:table-cell table:style-name="Table7.A1" office:value-type="string">
              <text:p text:style-name="P7">Cachet et signature du client</text:p>
              <text:p text:style-name="P7"/>
              <text:p text:style-name="P7"/>
              <text:p text:style-name="P7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style:contextual-spacing="false" fo:line-height="110%" fo:orphans="2" fo:widows="2" fo:hyphenation-ladder-count="3" style:page-number="auto" fo:background-color="transparent" style:shadow="none">
        <style:tab-stops/>
        <style:background-image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style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style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049cm" fo:margin-bottom="0.049cm" style:contextual-spacing="false" fo:text-align="start" style:justify-single-word="false" fo:keep-together="always" style:page-number="auto" fo:background-color="transparent" text:number-lines="false" text:line-number="0">
        <style:background-image/>
      </style:paragraph-properties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cm" fo:margin-bottom="0.199cm" style:contextual-spacing="false" style:page-number="auto" fo:break-before="auto" fo:break-after="auto" fo:background-color="transparent" style:shadow="none">
        <style:background-image/>
      </style:paragraph-properties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style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101cm" style:contextual-spacing="false" fo:background-color="transparent" fo:padding="0cm" fo:border="none" style:shadow="none">
        <style:background-image/>
      </style:paragraph-properties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101cm" style:contextual-spacing="false"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style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style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style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style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style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style:paragraph-properties fo:background-color="#e6e6e6" fo:padding="0.15cm" fo:border-left="4pt solid #808080" fo:border-right="0.51pt solid #808080" fo:border-top="0.51pt solid #808080" fo:border-bottom="0.51pt solid #808080" style:shadow="none">
        <style:background-image/>
      </style:paragraph-properties>
    </style:style>
    <style:style style:name="Code_20_File" style:display-name="Code File" style:family="paragraph" style:parent-style-name="Code">
      <style:paragraph-properties fo:background-color="#e6e6e6" fo:padding="0.15cm" fo:border="0.99pt solid #000000" style:shadow="none">
        <style:background-image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style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style:contextual-spacing="false" style:page-number="auto" fo:keep-with-next="always"/>
    </style:style>
    <style:style style:name="Remark" style:family="paragraph" style:parent-style-name="Text_20_body">
      <style:paragraph-properties fo:background-color="#ffffcc" fo:padding="0.049cm" fo:border="0.51pt solid #000000">
        <style:background-image/>
      </style:paragraph-properties>
    </style:style>
    <style:style style:name="Warning" style:family="paragraph" style:parent-style-name="Text_20_body">
      <style:paragraph-properties fo:line-height="110%" fo:background-color="#fccfd7" fo:padding="0.049cm" fo:border="0.99pt solid #c00d2d" style:shadow="none">
        <style:background-image/>
      </style:paragraph-properties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style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style:contextual-spacing="false" fo:background-color="transparent" fo:padding="0cm" fo:border="none">
        <style:background-image/>
      </style:paragraph-properties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style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style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style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style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style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style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style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style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style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style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style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style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style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style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style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style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style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style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style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style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bsent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text-line-through-style="solid" style:text-line-through-type="single" fo:font-size="9pt"/>
    </style:style>
    <style:style style:name="Présent" style:family="paragraph" style:parent-style-name="Table_20_Contents">
      <style:paragraph-properties fo:text-align="center" style:justify-single-word="false" style:shadow="none"/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2cm" table:align="margins"/>
    </style:style>
    <style:style style:name="Table_5f_Cover_5f_Header.A" style:display-name="Table_Cover_Header.A" style:family="table-column">
      <style:table-column-properties style:column-width="9.001cm" style:rel-column-width="32767*"/>
    </style:style>
    <style:style style:name="Table_5f_Cover_5f_Header.B" style:display-name="Table_Cover_Header.B" style:family="table-column">
      <style:table-column-properties style:column-width="9.001cm" style:rel-column-width="32768*"/>
    </style:style>
    <style:style style:name="Table_5f_Cover_5f_Header.A1" style:display-name="Table_Cover_Header.A1" style:family="table-cell">
      <style:table-cell-properties fo:padding="0cm" fo:border="none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Contact_20_Footer">
      <style:text-properties officeooo:paragraph-rsid="007a355c"/>
    </style:style>
    <style:style style:name="MP4" style:family="paragraph" style:parent-style-name="Address_20_Cover">
      <style:text-properties officeooo:rsid="007de08f" officeooo:paragraph-rsid="007de08f"/>
    </style:style>
    <style:style style:name="MP5" style:family="paragraph" style:parent-style-name="Address_20_Cover">
      <style:text-properties fo:font-size="6pt" style:font-size-asian="5.25pt" style:font-size-complex="6pt"/>
    </style:style>
    <style:style style:name="MP6" style:family="paragraph" style:parent-style-name="Contact_20_Footer">
      <style:text-properties officeooo:paragraph-rsid="00785e98"/>
    </style:style>
    <style:style style:name="MT1" style:family="text">
      <style:text-properties officeooo:rsid="007a355c"/>
    </style:style>
    <style:style style:name="MT2" style:family="text"/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8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$$companyFull$$</text:user-field-get></text:p>
              <text:p text:style-name="Phone_20_Cover"><text:user-field-get text:name="LNG_Contact_Phone">$$companyPhone$$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>
              <text:p text:style-name="MP3"><text:span text:style-name="MT1">$$companyFull$$</text:span> - <text:span text:style-name="MT1">$$companyCapital$$</text:span></text:p>
              <text:p text:style-name="MP3"><text:span text:style-name="MT1">$$companyAddress1$$</text:span> – <text:span text:style-name="MT1">$$companyAddress2$$</text:span> – FRANCE</text:p>
              <text:p text:style-name="MP3">Tél. <text:span text:style-name="MT1">$$companyPhone$$</text:span> – Fax <text:span text:style-name="MT1">$$companyFax$$</text:span></text:p>
              <text:p text:style-name="MP3"><text:span text:style-name="MT1">$$companySiret$$</text:span> – <text:span text:style-name="MT1">$$companyTVA$$</text:span>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2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>
              <text:p text:style-name="MP1"><text:user-field-get text:name="LNG_Name">$$companyFull$$</text:user-field-get></text:p>
              <text:p text:style-name="Address_20_Cover"><text:user-field-get text:name="LNG_Address">$$companyAddress1$$</text:user-field-get></text:p>
              <text:p text:style-name="MP4">$$companyAddress2$$</text:p>
              <text:p text:style-name="MP5"/>
              <text:p text:style-name="Phone_20_Cover">Tél. : <text:user-field-get text:name="LNG_Contact_Phone">$$companyPhone$$</text:user-field-get><text:line-break/>Fax : <text:user-field-get text:name="LNG_Contact_Fax">$$companyFax$$</text:user-field-get></text:p>
            </table:table-cell>
            <table:table-cell table:style-name="Table_5f_Cover_5f_Header.A1" office:value-type="string" table:protected="true">
              <text:p text:style-name="MP2"><draw:a xlink:type="simple" xlink:href="http://www.linagora.com/"><draw:frame draw:style-name="Mfr1" draw:name="Logo_Linagora_Cover" text:anchor-type="as-char" svg:width="6.001cm" svg:height="1.21cm" draw:z-index="1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style-name="Table_5f_Cover_5f_Header.A1"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Contact_20_Footer"><text:span text:style-name="MT1">$$companyFull$$</text:span> - <text:span text:style-name="MT1">$$companyCapital$$</text:span></text:p>
              <text:p text:style-name="Contact_20_Footer"><text:span text:style-name="MT1">$$companyAddress1$$</text:span> – <text:span text:style-name="MT1">$$companyAddress2$$</text:span> – FRANCE</text:p>
              <text:p text:style-name="Contact_20_Footer">Tél. <text:span text:style-name="MT1">$$companyPhone$$</text:span> – Fax <text:span text:style-name="MT1">$$companyFax$$</text:span></text:p>
              <text:p text:style-name="MP6"><text:span text:style-name="MT1">$$companySiret$$</text:span> – <text:span text:style-name="MT1">$$companyTVA$$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$$activityProject$$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2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3-25T10:35:23</meta:creation-date>
    <meta:editing-cycles>118</meta:editing-cycles>
    <meta:editing-duration>PT9H17M11S</meta:editing-duration>
    <meta:initial-creator>PAYSANT</meta:initial-creator>
    <dc:date>2016-07-03T22:42:23.951598995</dc:date>
    <meta:document-statistic meta:table-count="11" meta:image-count="2" meta:object-count="0" meta:page-count="2" meta:paragraph-count="70" meta:word-count="140" meta:character-count="1220" meta:non-whitespace-character-count="1149"/>
    <meta:user-defined meta:name="Info 3"/>
    <meta:user-defined meta:name="Info 4"/>
    <meta:user-defined meta:name="License">Copyright LINAGORA</meta:user-defined>
    <meta:user-defined meta:name="Project-Code"/>
  </office:meta>
</office:document-meta>
</file>